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008080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="solid" draw:fill-color="#8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800080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="solid" draw:fill-color="#808000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  <style:text-properties fo:color="#ffffff" fo:font-weight="bold"/>
    </style:style>
    <style:style style:name="P2" style:family="paragraph">
      <style:paragraph-properties fo:text-align="center"/>
      <style:text-properties fo:color="#ffffff" fo:font-weight="bold"/>
    </style:style>
    <style:style style:name="P3" style:family="paragraph">
      <style:paragraph-properties fo:margin-left="0cm" fo:margin-right="0cm" fo:text-align="center" fo:text-indent="0cm"/>
    </style:style>
    <style:style style:name="T1" style:family="text">
      <style:text-properties fo:color="#ffffff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19cm" svg:height="3.97cm" svg:x="1cm" svg:y="13.03cm"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668cm" svg:height="0.994cm" svg:x="2.646cm" svg:y="12cm">
          <text:p text:style-name="P1"><text:span text:style-name="T1">netcomm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974cm" svg:height="2cm" svg:x="3.555cm" svg:y="10cm">
          <text:p text:style-name="P3"><text:span text:style-name="T1">cprotoco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038cm" svg:height="2cm" svg:x="5.002cm" svg:y="8cm">
          <text:p text:style-name="P3"><text:span text:style-name="T1">sessionMG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599cm" svg:height="2cm" svg:x="6.16cm" svg:y="6cm">
          <text:p text:style-name="P3"><text:span text:style-name="T1">partialDataRea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84cm" svg:height="2.232cm" svg:x="7.4cm" svg:y="3.721cm">
          <text:p text:style-name="P3"><text:span text:style-name="T1">cli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'DejaVu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03T10:26:08</meta:creation-date>
    <dc:date>2007-04-03T10:56:44</dc:date>
    <dc:language>es-ES</dc:language>
    <meta:editing-cycles>5</meta:editing-cycles>
    <meta:editing-duration>PT29M45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